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marker-start-width="0.359cm" draw:marker-end-width="0.359cm" draw:fill="solid" draw:fill-color="#ffffff" draw:opacity="100%" draw:textarea-horizontal-align="justify" draw:textarea-vertical-align="top" draw:auto-grow-height="false" fo:min-height="10.644cm" fo:min-width="7.394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width="0.106cm" svg:stroke-color="#ff0000" draw:marker-start-width="0.359cm" draw:marker-end-width="0.359cm" draw:fill-color="#ff8000" draw:textarea-horizontal-align="justify" draw:textarea-vertical-align="middle" draw:auto-grow-height="false" fo:min-height="1cm" fo:min-width="4.5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3faf46" draw:marker-start-width="0.359cm" draw:marker-end-width="0.359cm" draw:fill-color="#81d41a" draw:textarea-horizontal-align="justify" draw:textarea-vertical-align="top" draw:auto-grow-height="false" fo:min-height="7.144cm" fo:min-width="2.644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dash" draw:stroke-dash="Dot" svg:stroke-width="0.106cm" svg:stroke-color="#000000" draw:marker-start-width="0.359cm" draw:marker-end-width="0.359cm" svg:stroke-linecap="butt" draw:fill-color="#ffff00" draw:textarea-horizontal-align="justify" draw:textarea-vertical-align="middle" draw:auto-grow-height="false" fo:min-height="0.644cm" fo:min-width="1.144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draw:stroke="dash" draw:stroke-dash="Dot" svg:stroke-width="0.106cm" svg:stroke-color="#000000" svg:stroke-linecap="butt" draw:fill-color="#ffff00" draw:textarea-horizontal-align="justify" draw:textarea-vertical-align="middle" draw:auto-grow-height="false" fo:min-height="0.644cm" fo:min-width="2.144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draw:stroke="dash" draw:stroke-dash="Dot" svg:stroke-width="0.106cm" svg:stroke-color="#000000" draw:marker-start-width="0.359cm" draw:marker-end-width="0.359cm" svg:stroke-linecap="butt" draw:fill-color="#ffff00" draw:textarea-horizontal-align="justify" draw:textarea-vertical-align="middle" draw:auto-grow-height="false" fo:min-height="0.394cm" fo:min-width="0.644cm" fo:padding-top="0.178cm" fo:padding-bottom="0.178cm" fo:padding-left="0.303cm" fo:padding-right="0.303cm"/>
      <style:paragraph-properties style:writing-mode="lr-tb"/>
    </style:style>
    <style:style style:name="P1" style:family="paragraph">
      <style:paragraph-properties fo:text-align="center"/>
      <style:text-properties fo:font-weight="normal" fo:background-color="transparent"/>
    </style:style>
    <style:style style:name="P2" style:family="paragraph">
      <loext:graphic-properties draw:fill="solid" draw:fill-color="#ffffff" draw:opacity="100%"/>
      <style:paragraph-properties fo:text-align="center"/>
      <style:text-properties fo:font-weight="normal" fo:background-color="transparent"/>
    </style:style>
    <style:style style:name="P3" style:family="paragraph">
      <style:paragraph-properties fo:text-align="center"/>
    </style:style>
    <style:style style:name="P4" style:family="paragraph">
      <loext:graphic-properties draw:fill-color="#ff8000"/>
      <style:paragraph-properties fo:text-align="center"/>
    </style:style>
    <style:style style:name="P5" style:family="paragraph">
      <style:paragraph-properties fo:text-align="center"/>
      <style:text-properties fo:font-weight="normal"/>
    </style:style>
    <style:style style:name="P6" style:family="paragraph">
      <loext:graphic-properties draw:fill-color="#81d41a"/>
      <style:paragraph-properties fo:text-align="center"/>
      <style:text-properties fo:font-weight="normal"/>
    </style:style>
    <style:style style:name="P7" style:family="paragraph">
      <style:paragraph-properties fo:text-align="center"/>
      <style:text-properties fo:font-size="16pt"/>
    </style:style>
    <style:style style:name="P8" style:family="paragraph">
      <loext:graphic-properties draw:fill-color="#ffff00"/>
      <style:paragraph-properties fo:text-align="center"/>
      <style:text-properties fo:font-size="16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-color="#ffff00"/>
      <style:paragraph-properties fo:text-align="center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8cm" svg:height="11cm" svg:x="18cm" svg:y="1cm">
          <text:p text:style-name="P1">ЦОД 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11cm" svg:x="9.5cm" svg:y="1cm">
          <text:p text:style-name="P1">ЦОД 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11cm" svg:x="1cm" svg:y="1cm">
          <text:p text:style-name="P1">ЦОД 1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1.25cm" svg:x="2.5cm" svg:y="2.25cm">
          <text:p text:style-name="P3">Control Plane 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25cm" svg:height="7.5cm" svg:x="1.5cm" svg:y="4cm">
          <text:p text:style-name="P5">Worker 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25cm" svg:height="7.5cm" svg:x="5.25cm" svg:y="4cm">
          <text:p text:style-name="P5">Worker 2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25cm" svg:height="7.5cm" svg:x="10cm" svg:y="4cm">
          <text:p text:style-name="P5">Worker 3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25cm" svg:height="7.5cm" svg:x="13.75cm" svg:y="4cm">
          <text:p text:style-name="P5">Worker 4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25cm" svg:height="7.5cm" svg:x="18.5cm" svg:y="4cm">
          <text:p text:style-name="P5">Worker 5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1.25cm" svg:x="11cm" svg:y="2.25cm">
          <text:p text:style-name="P3">Control Plane 2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1.25cm" svg:x="19.5cm" svg:y="2.25cm">
          <text:p text:style-name="P3">Control Plane 3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75cm" svg:height="1cm" svg:x="2.25cm" svg:y="5cm">
          <text:p text:style-name="P7">DB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75cm" svg:height="1cm" svg:x="14cm" svg:y="5cm">
          <text:p text:style-name="P7">Cache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75cm" svg:height="1cm" svg:x="6cm" svg:y="5cm">
          <text:p text:style-name="P7">DB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75cm" svg:height="1cm" svg:x="10.75cm" svg:y="5cm">
          <text:p text:style-name="P7">DB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75cm" svg:height="1cm" svg:x="18.75cm" svg:y="5cm">
          <text:p text:style-name="P7">Cache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75cm" svg:height="1cm" svg:x="1.75cm" svg:y="6.25cm">
          <text:p text:style-name="P7">Cache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75cm" svg:x="1.75cm" svg:y="7.5cm">
          <text:p text:style-name="P9">FE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75cm" svg:x="3.25cm" svg:y="8.5cm">
          <text:p text:style-name="P9">BE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75cm" svg:x="1.75cm" svg:y="8.5cm">
          <text:p text:style-name="P9">BE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75cm" svg:x="5.5cm" svg:y="7.5cm">
          <text:p text:style-name="P9">FE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75cm" svg:x="7cm" svg:y="8.5cm">
          <text:p text:style-name="P9">BE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75cm" svg:x="5.5cm" svg:y="8.5cm">
          <text:p text:style-name="P9">BE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75cm" svg:x="10.25cm" svg:y="7.5cm">
          <text:p text:style-name="P9">FE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75cm" svg:x="11.75cm" svg:y="8.5cm">
          <text:p text:style-name="P9">BE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75cm" svg:x="10.25cm" svg:y="8.5cm">
          <text:p text:style-name="P9">BE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75cm" svg:x="14cm" svg:y="7.5cm">
          <text:p text:style-name="P9">FE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75cm" svg:x="15.5cm" svg:y="8.5cm">
          <text:p text:style-name="P9">BE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75cm" svg:x="14cm" svg:y="8.5cm">
          <text:p text:style-name="P9">BE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75cm" svg:x="18.75cm" svg:y="7.5cm">
          <text:p text:style-name="P9">FE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75cm" svg:x="20.25cm" svg:y="8.5cm">
          <text:p text:style-name="P9">BE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75cm" svg:x="18.75cm" svg:y="8.5cm">
          <text:p text:style-name="P9">B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17T11:46:59.237000000</meta:creation-date>
    <dc:date>2022-12-17T12:20:56.856000000</dc:date>
    <meta:editing-duration>PT31M53S</meta:editing-duration>
    <meta:editing-cycles>1</meta:editing-cycles>
    <meta:generator>LibreOffice/7.4.3.2$Windows_X86_64 LibreOffice_project/1048a8393ae2eeec98dff31b5c133c5f1d08b890</meta:generator>
    <meta:document-statistic meta:object-count="32"/>
  </office:meta>
</office:document-meta>
</file>